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stroke="solid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2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style-name="gr1" svg:width="1.0835in" svg:height="0.2295in" svg:x="-0.048in" svg:y="0.839in"><draw:text-box><text:p>First CZ</text:p></draw:text-box></draw:frame><draw:frame text:anchor-type="paragraph" draw:z-index="0" draw:style-name="gr1" svg:width="1.0835in" svg:height="0.2295in" svg:x="-0.048in" svg:y="0.839in"><draw:text-box><text:p>First CZ</text:p></draw:text-box></draw:frame><draw:frame text:anchor-type="paragraph" draw:z-index="10" draw:style-name="gr2" draw:text-style-name="P1" svg:width="2.063in" svg:height="0.2043in" svg:x="2.348in" svg:y="0.1035in"><draw:text-box><text:p text:style-name="P1">Outcome:</text:p></draw:text-box></draw:frame></text:p>
      <text:p text:style-name="Standard"><draw:frame text:anchor-type="paragraph" draw:z-index="2" draw:style-name="gr1" svg:width="1.0835in" svg:height="0.2295in" svg:x="-0.0791in" svg:y="1.3701in"><draw:text-box><text:p>Second CZ</text:p></draw:text-box></draw:frame><draw:frame text:anchor-type="paragraph" draw:z-index="3" draw:style-name="gr1" svg:width="1.0835in" svg:height="0.2295in" svg:x="-0.0689in" svg:y="2.0264in"><draw:text-box><text:p>Final result</text:p></draw:text-box></draw:frame><draw:frame text:anchor-type="paragraph" draw:z-index="6" draw:style-name="gr1" svg:width="0.6358in" svg:height="0.2295in" svg:x="3.7957in" svg:y="1.3701in"><draw:text-box><text:p text:style-name="P1">Success</text:p></draw:text-box></draw:frame><draw:frame text:anchor-type="paragraph" draw:z-index="4" draw:style-name="gr1" svg:width="1.5315in" svg:height="0.2295in" svg:x="1.9102in" svg:y="0.6307in"><draw:text-box><text:p text:style-name="P1">Thermal re-ignition</text:p></draw:text-box></draw:frame><draw:frame text:anchor-type="paragraph" draw:z-index="7" draw:style-name="gr1" svg:width="0.6358in" svg:height="0.2295in" svg:x="4.9in" svg:y="0.6409in"><draw:text-box><text:p text:style-name="P1">Success</text:p></draw:text-box></draw:frame><draw:frame text:anchor-type="paragraph" draw:z-index="8" draw:style-name="gr1" svg:width="1.698in" svg:height="0.2295in" svg:x="3.8165in" svg:y="2.0992in"><draw:text-box><text:p text:style-name="P1">Successful interruption</text:p></draw:text-box></draw:frame><draw:frame text:anchor-type="paragraph" draw:z-index="9" draw:style-name="gr1" svg:width="0.6358in" svg:height="0.2295in" svg:x="2.0665in" svg:y="2.089in"><draw:text-box><text:p text:style-name="P1">Failure</text:p></draw:text-box></draw:frame><draw:line text:anchor-type="paragraph" draw:z-index="11" draw:style-name="gr3" draw:text-style-name="P1" svg:x1="-0.048in" svg:y1="0.2618in" svg:x2="6.6709in" svg:y2="0.272in"><text:p/></draw:line><draw:line text:anchor-type="paragraph" draw:z-index="12" draw:style-name="gr3" draw:text-style-name="P1" svg:x1="-0.0689in" svg:y1="1.0953in" svg:x2="6.65in" svg:y2="1.1055in"><text:p/></draw:line><draw:line text:anchor-type="paragraph" draw:z-index="13" draw:style-name="gr4" draw:text-style-name="P1" svg:x1="2.65in" svg:y1="0.8598in" svg:x2="2.65in" svg:y2="1.3598in"><text:p/></draw:line><draw:frame text:anchor-type="paragraph" draw:z-index="5" draw:style-name="gr1" svg:width="1.5315in" svg:height="0.2295in" svg:x="1.9102in" svg:y="1.3598in"><draw:text-box><text:p text:style-name="P1">Thermal re-ignition</text:p></draw:text-box></draw:frame><draw:line text:anchor-type="paragraph" draw:z-index="14" draw:style-name="gr4" draw:text-style-name="P1" svg:x1="2.6291in" svg:y1="1.589in" svg:x2="2.4311in" svg:y2="2.089in"><text:p/></draw:line><draw:line text:anchor-type="paragraph" draw:z-index="15" draw:style-name="gr4" draw:text-style-name="P1" svg:x1="4.098in" svg:y1="1.5992in" svg:x2="4.6398in" svg:y2="2.0992in"><text:p/></draw:line><draw:line text:anchor-type="paragraph" draw:z-index="16" draw:style-name="gr4" draw:text-style-name="P1" svg:x1="5.1917in" svg:y1="0.8701in" svg:x2="4.6398in" svg:y2="2.0992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Teigset</meta:initial-creator>
    <meta:creation-date>2013-11-15T12:09:53</meta:creation-date>
    <dc:date>2013-11-15T13:56:20</dc:date>
    <dc:creator>Anders Teigset</dc:creator>
    <meta:editing-duration>PT1M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